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Stellar Lum</text:p>
          </table:table-cell>
          <table:table-cell office:value-type="string" calcext:value-type="string">
            <text:p>Enrgy Absorb</text:p>
          </table:table-cell>
          <table:table-cell office:value-type="string" calcext:value-type="string">
            <text:p>Orbit Factor</text:p>
          </table:table-cell>
          <table:table-cell office:value-type="string" calcext:value-type="string">
            <text:p>Grnhs Effect</text:p>
          </table:table-cell>
          <table:table-cell office:value-type="string" calcext:value-type="string">
            <text:p>Axial Tilt</text:p>
          </table:table-cell>
          <table:table-cell office:value-type="string" calcext:value-type="string">
            <text:p>Eccentricity</text:p>
          </table:table-cell>
          <table:table-cell office:value-type="string" calcext:value-type="string">
            <text:p>SMA AU</text:p>
          </table:table-cell>
        </table:table-row>
        <table:table-row table:style-name="ro1">
          <table:table-cell/>
          <table:table-cell office:value-type="float" office:value="1.37" calcext:value-type="float">
            <text:p>1.37</text:p>
          </table:table-cell>
          <table:table-cell office:value-type="float" office:value="0.82" calcext:value-type="float">
            <text:p>0.82</text:p>
          </table:table-cell>
          <table:table-cell office:value-type="float" office:value="257.8" calcext:value-type="float">
            <text:p>257.8</text:p>
          </table:table-cell>
          <table:table-cell office:value-type="float" office:value="1.15" calcext:value-type="float">
            <text:p>1.15</text:p>
          </table:table-cell>
          <table:table-cell office:value-type="float" office:value="25" calcext:value-type="float">
            <text:p>25</text:p>
          </table:table-cell>
          <table:table-cell office:value-type="float" office:value="0.01" calcext:value-type="float">
            <text:p>0.01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/>
          <table:table-cell office:value-type="string" calcext:value-type="string">
            <text:p>Tc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Tilt Increase</text:p>
          </table:table-cell>
          <table:table-cell office:value-type="string" calcext:value-type="string">
            <text:p>Tilt Decrease</text:p>
          </table:table-cell>
          <table:table-cell office:value-type="string" calcext:value-type="string">
            <text:p>Rot/Lum Fac</text:p>
          </table:table-cell>
          <table:table-cell office:value-type="string" calcext:value-type="string">
            <text:p>Day Max</text:p>
          </table:table-cell>
          <table:table-cell office:value-type="string" calcext:value-type="string">
            <text:p>Night Min</text:p>
          </table:table-cell>
        </table:table-row>
        <table:table-row table:style-name="ro1">
          <table:table-cell/>
          <table:table-cell table:formula="of:=[.G2]*30" office:value-type="float" office:value="0.3" calcext:value-type="float">
            <text:p>0.3</text:p>
          </table:table-cell>
          <table:table-cell table:formula="of:=[.G2]*-30" office:value-type="float" office:value="-0.3" calcext:value-type="float">
            <text:p>-0.3</text:p>
          </table:table-cell>
          <table:table-cell table:formula="of:=[.F2]*0.6" office:value-type="float" office:value="15" calcext:value-type="float">
            <text:p>15</text:p>
          </table:table-cell>
          <table:table-cell table:formula="of:=[.F2]*-1" office:value-type="float" office:value="-25" calcext:value-type="float">
            <text:p>-25</text:p>
          </table:table-cell>
          <table:table-cell table:formula="of:=[.B2]/SQRT([.H2])" office:value-type="float" office:value="0.917419856349922" calcext:value-type="float">
            <text:p>0.917419856349922</text:p>
          </table:table-cell>
          <table:table-cell table:formula="of:=([.D8]+273)*4*[.F4]" office:value-type="float" office:value="1222.20287187948" calcext:value-type="float">
            <text:p>1222.20287187948</text:p>
          </table:table-cell>
          <table:table-cell table:formula="of:=([.D8]+273)*0.1" office:value-type="float" office:value="33.3054398" calcext:value-type="float">
            <text:p>33.3054398</text:p>
          </table:table-cell>
        </table:table-row>
        <table:table-row table:style-name="ro1">
          <table:table-cell/>
          <table:table-cell office:value-type="string" calcext:value-type="string">
            <text:p>Day/Hour</text:p>
          </table:table-cell>
          <table:table-cell office:value-type="string" calcext:value-type="string">
            <text:p>Night/Hour</text:p>
          </table:table-cell>
          <table:table-cell office:value-type="string" calcext:value-type="string">
            <text:p>Rotation Hours</text:p>
          </table:table-cell>
          <table:table-cell office:value-type="string" calcext:value-type="string">
            <text:p>Day+</text:p>
          </table:table-cell>
          <table:table-cell office:value-type="string" calcext:value-type="string">
            <text:p>Night-</text:p>
          </table:table-cell>
          <table:table-cell table:number-columns-repeated="2"/>
        </table:table-row>
        <table:table-row table:style-name="ro1">
          <table:table-cell/>
          <table:table-cell table:formula="of:=0.4*[.F4]" office:value-type="float" office:value="0.366967942539969" calcext:value-type="float">
            <text:p>0.366967942539969</text:p>
          </table:table-cell>
          <table:table-cell office:value-type="float" office:value="0.5" calcext:value-type="float">
            <text:p>0.5</text:p>
          </table:table-cell>
          <table:table-cell office:value-type="float" office:value="21.7" calcext:value-type="float">
            <text:p>21.7</text:p>
          </table:table-cell>
          <table:table-cell table:formula="of:=MIN([.B6]*ROUND([.D6]/2); [.G4])" office:value-type="float" office:value="4.03664736793966" calcext:value-type="float">
            <text:p>4.03664736793966</text:p>
          </table:table-cell>
          <table:table-cell table:formula="of:=-MIN([.C6]*ROUND([.D6]/2);[.H4])" office:value-type="float" office:value="-5.5" calcext:value-type="float">
            <text:p>-5.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ase Temp</text:p>
          </table:table-cell>
          <table:table-cell table:formula="of:=[.B2]*[.C2]*[.D2]*[.E2]" office:value-type="float" office:value="333.054398" calcext:value-type="float">
            <text:p>333.054398</text:p>
          </table:table-cell>
          <table:table-cell table:formula="of:=[.C8]-273" office:value-type="float" office:value="60.0543980000001" calcext:value-type="float">
            <text:p>60.054398000000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Lattitude Mod</text:p>
          </table:table-cell>
          <table:table-cell office:value-type="string" calcext:value-type="string">
            <text:p>Lat Temp</text:p>
          </table:table-cell>
          <table:table-cell office:value-type="string" calcext:value-type="string">
            <text:p>Tilt Factor</text:p>
          </table:table-cell>
          <table:table-cell office:value-type="string" calcext:value-type="string">
            <text:p>Summer D+</text:p>
          </table:table-cell>
          <table:table-cell office:value-type="string" calcext:value-type="string">
            <text:p>Summer N-</text:p>
          </table:table-cell>
          <table:table-cell office:value-type="string" calcext:value-type="string">
            <text:p>Winter D+</text:p>
          </table:table-cell>
          <table:table-cell office:value-type="string" calcext:value-type="string">
            <text:p>Winter N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$D$8]+[.B11]" office:value-type="float" office:value="78.0543980000001" calcext:value-type="float">
            <text:p>78.0543980000001</text:p>
          </table:table-cell>
          <table:table-cell office:value-type="float" office:value="0" calcext:value-type="float">
            <text:p>0</text:p>
          </table:table-cell>
          <table:table-cell table:formula="of:=[.C11]+([.D11]*[.$D$4])+[.E$6]+[.$B$4]" office:value-type="float" office:value="82.3910453679397" calcext:value-type="float">
            <text:p>82.3910453679397</text:p>
          </table:table-cell>
          <table:table-cell table:formula="of:=[.C11]+([.D11]*[.$D$4])+[.F$6]+[.$B$4]" office:value-type="float" office:value="72.854398" calcext:value-type="float">
            <text:p>72.854398</text:p>
          </table:table-cell>
          <table:table-cell table:formula="of:=[.C11]+([.$E$4]*[.D11])+[.$E$6]+[.$C$4]" office:value-type="float" office:value="81.7910453679397" calcext:value-type="float">
            <text:p>81.7910453679397</text:p>
          </table:table-cell>
          <table:table-cell table:formula="of:=[.C11]+([.$E$4]*[.D11])+[.$F$6]+[.$C$4]" office:value-type="float" office:value="72.2543980000001" calcext:value-type="float">
            <text:p>72.25439800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$D$8]+[.B12]" office:value-type="float" office:value="72.0543980000001" calcext:value-type="float">
            <text:p>72.0543980000001</text:p>
          </table:table-cell>
          <table:table-cell office:value-type="float" office:value="0" calcext:value-type="float">
            <text:p>0</text:p>
          </table:table-cell>
          <table:table-cell table:formula="of:=[.C12]+([.D12]*[.$D$4])+[.E$6]+[.$B$4]" office:value-type="float" office:value="76.3910453679397" calcext:value-type="float">
            <text:p>76.3910453679397</text:p>
          </table:table-cell>
          <table:table-cell table:formula="of:=[.C12]+([.D12]*[.$D$4])+[.F$6]+[.$B$4]" office:value-type="float" office:value="66.854398" calcext:value-type="float">
            <text:p>66.854398</text:p>
          </table:table-cell>
          <table:table-cell table:formula="of:=[.C12]+([.$E$4]*[.D12])+[.$E$6]+[.$C$4]" office:value-type="float" office:value="75.7910453679397" calcext:value-type="float">
            <text:p>75.7910453679397</text:p>
          </table:table-cell>
          <table:table-cell table:formula="of:=[.C12]+([.$E$4]*[.D12])+[.$F$6]+[.$C$4]" office:value-type="float" office:value="66.2543980000001" calcext:value-type="float">
            <text:p>66.25439800000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$D$8]+[.B13]" office:value-type="float" office:value="66.054398" calcext:value-type="float">
            <text:p>66.054398</text:p>
          </table:table-cell>
          <table:table-cell office:value-type="float" office:value="0.25" calcext:value-type="float">
            <text:p>0.25</text:p>
          </table:table-cell>
          <table:table-cell table:formula="of:=[.C13]+([.D13]*[.$D$4])+[.E$6]+[.$B$4]" office:value-type="float" office:value="74.1410453679397" calcext:value-type="float">
            <text:p>74.1410453679397</text:p>
          </table:table-cell>
          <table:table-cell table:formula="of:=[.C13]+([.D13]*[.$D$4])+[.F$6]+[.$B$4]" office:value-type="float" office:value="64.6043980000001" calcext:value-type="float">
            <text:p>64.6043980000001</text:p>
          </table:table-cell>
          <table:table-cell table:formula="of:=[.C13]+([.$E$4]*[.D13])+[.$E$6]+[.$C$4]" office:value-type="float" office:value="63.5410453679397" calcext:value-type="float">
            <text:p>63.5410453679397</text:p>
          </table:table-cell>
          <table:table-cell table:formula="of:=[.C13]+([.$E$4]*[.D13])+[.$F$6]+[.$C$4]" office:value-type="float" office:value="54.0043980000001" calcext:value-type="float">
            <text:p>54.00439800000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$D$8]+[.B14]" office:value-type="float" office:value="60.0543980000001" calcext:value-type="float">
            <text:p>60.0543980000001</text:p>
          </table:table-cell>
          <table:table-cell office:value-type="float" office:value="0.5" calcext:value-type="float">
            <text:p>0.5</text:p>
          </table:table-cell>
          <table:table-cell table:formula="of:=[.C14]+([.D14]*[.$D$4])+[.E$6]+[.$B$4]" office:value-type="float" office:value="71.8910453679397" calcext:value-type="float">
            <text:p>71.8910453679397</text:p>
          </table:table-cell>
          <table:table-cell table:formula="of:=[.C14]+([.D14]*[.$D$4])+[.F$6]+[.$B$4]" office:value-type="float" office:value="62.354398" calcext:value-type="float">
            <text:p>62.354398</text:p>
          </table:table-cell>
          <table:table-cell table:formula="of:=[.C14]+([.$E$4]*[.D14])+[.$E$6]+[.$C$4]" office:value-type="float" office:value="51.2910453679397" calcext:value-type="float">
            <text:p>51.2910453679397</text:p>
          </table:table-cell>
          <table:table-cell table:formula="of:=[.C14]+([.$E$4]*[.D14])+[.$F$6]+[.$C$4]" office:value-type="float" office:value="41.7543980000001" calcext:value-type="float">
            <text:p>41.7543980000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  <table:table-cell table:formula="of:=[.$D$8]+[.B15]" office:value-type="float" office:value="54.0543980000001" calcext:value-type="float">
            <text:p>54.0543980000001</text:p>
          </table:table-cell>
          <table:table-cell office:value-type="float" office:value="0.75" calcext:value-type="float">
            <text:p>0.75</text:p>
          </table:table-cell>
          <table:table-cell table:formula="of:=[.C15]+([.D15]*[.$D$4])+[.E$6]+[.$B$4]" office:value-type="float" office:value="69.6410453679397" calcext:value-type="float">
            <text:p>69.6410453679397</text:p>
          </table:table-cell>
          <table:table-cell table:formula="of:=[.C15]+([.D15]*[.$D$4])+[.F$6]+[.$B$4]" office:value-type="float" office:value="60.1043980000001" calcext:value-type="float">
            <text:p>60.1043980000001</text:p>
          </table:table-cell>
          <table:table-cell table:formula="of:=[.C15]+([.$E$4]*[.D15])+[.$E$6]+[.$C$4]" office:value-type="float" office:value="39.0410453679397" calcext:value-type="float">
            <text:p>39.0410453679397</text:p>
          </table:table-cell>
          <table:table-cell table:formula="of:=[.C15]+([.$E$4]*[.D15])+[.$F$6]+[.$C$4]" office:value-type="float" office:value="29.504398" calcext:value-type="float">
            <text:p>29.5043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2" calcext:value-type="float">
            <text:p>-12</text:p>
          </table:table-cell>
          <table:table-cell table:formula="of:=[.$D$8]+[.B16]" office:value-type="float" office:value="48.0543980000001" calcext:value-type="float">
            <text:p>48.0543980000001</text:p>
          </table:table-cell>
          <table:table-cell office:value-type="float" office:value="1" calcext:value-type="float">
            <text:p>1</text:p>
          </table:table-cell>
          <table:table-cell table:formula="of:=[.C16]+([.D16]*[.$D$4])+[.E$6]+[.$B$4]" office:value-type="float" office:value="67.3910453679397" calcext:value-type="float">
            <text:p>67.3910453679397</text:p>
          </table:table-cell>
          <table:table-cell table:formula="of:=[.C16]+([.D16]*[.$D$4])+[.F$6]+[.$B$4]" office:value-type="float" office:value="57.854398" calcext:value-type="float">
            <text:p>57.854398</text:p>
          </table:table-cell>
          <table:table-cell table:formula="of:=[.C16]+([.$E$4]*[.D16])+[.$E$6]+[.$C$4]" office:value-type="float" office:value="26.7910453679397" calcext:value-type="float">
            <text:p>26.7910453679397</text:p>
          </table:table-cell>
          <table:table-cell table:formula="of:=[.C16]+([.$E$4]*[.D16])+[.$F$6]+[.$C$4]" office:value-type="float" office:value="17.254398" calcext:value-type="float">
            <text:p>17.2543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8" calcext:value-type="float">
            <text:p>-18</text:p>
          </table:table-cell>
          <table:table-cell table:formula="of:=[.$D$8]+[.B17]" office:value-type="float" office:value="42.0543980000001" calcext:value-type="float">
            <text:p>42.0543980000001</text:p>
          </table:table-cell>
          <table:table-cell office:value-type="float" office:value="1" calcext:value-type="float">
            <text:p>1</text:p>
          </table:table-cell>
          <table:table-cell table:formula="of:=[.C17]+([.D17]*[.$D$4])+[.E$6]+[.$B$4]" office:value-type="float" office:value="61.3910453679397" calcext:value-type="float">
            <text:p>61.3910453679397</text:p>
          </table:table-cell>
          <table:table-cell table:formula="of:=[.C17]+([.D17]*[.$D$4])+[.F$6]+[.$B$4]" office:value-type="float" office:value="51.854398" calcext:value-type="float">
            <text:p>51.854398</text:p>
          </table:table-cell>
          <table:table-cell table:formula="of:=[.C17]+([.$E$4]*[.D17])+[.$E$6]+[.$C$4]" office:value-type="float" office:value="20.7910453679397" calcext:value-type="float">
            <text:p>20.7910453679397</text:p>
          </table:table-cell>
          <table:table-cell table:formula="of:=[.C17]+([.$E$4]*[.D17])+[.$F$6]+[.$C$4]" office:value-type="float" office:value="11.254398" calcext:value-type="float">
            <text:p>11.2543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4" calcext:value-type="float">
            <text:p>-24</text:p>
          </table:table-cell>
          <table:table-cell table:formula="of:=[.$D$8]+[.B18]" office:value-type="float" office:value="36.054398" calcext:value-type="float">
            <text:p>36.054398</text:p>
          </table:table-cell>
          <table:table-cell office:value-type="float" office:value="1" calcext:value-type="float">
            <text:p>1</text:p>
          </table:table-cell>
          <table:table-cell table:formula="of:=[.C18]+([.D18]*[.$D$4])+[.E$6]+[.$B$4]" office:value-type="float" office:value="55.3910453679397" calcext:value-type="float">
            <text:p>55.3910453679397</text:p>
          </table:table-cell>
          <table:table-cell table:formula="of:=[.C18]+([.D18]*[.$D$4])+[.F$6]+[.$B$4]" office:value-type="float" office:value="45.8543980000001" calcext:value-type="float">
            <text:p>45.8543980000001</text:p>
          </table:table-cell>
          <table:table-cell table:formula="of:=[.C18]+([.$E$4]*[.D18])+[.$E$6]+[.$C$4]" office:value-type="float" office:value="14.7910453679397" calcext:value-type="float">
            <text:p>14.7910453679397</text:p>
          </table:table-cell>
          <table:table-cell table:formula="of:=[.C18]+([.$E$4]*[.D18])+[.$F$6]+[.$C$4]" office:value-type="float" office:value="5.25439800000005" calcext:value-type="float">
            <text:p>5.254398000000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0" calcext:value-type="float">
            <text:p>-30</text:p>
          </table:table-cell>
          <table:table-cell table:formula="of:=[.$D$8]+[.B19]" office:value-type="float" office:value="30.054398" calcext:value-type="float">
            <text:p>30.054398</text:p>
          </table:table-cell>
          <table:table-cell office:value-type="float" office:value="1" calcext:value-type="float">
            <text:p>1</text:p>
          </table:table-cell>
          <table:table-cell table:formula="of:=[.C19]+([.D19]*[.$D$4])+[.E$6]+[.$B$4]" office:value-type="float" office:value="49.3910453679397" calcext:value-type="float">
            <text:p>49.3910453679397</text:p>
          </table:table-cell>
          <table:table-cell table:formula="of:=[.C19]+([.D19]*[.$D$4])+[.F$6]+[.$B$4]" office:value-type="float" office:value="39.854398" calcext:value-type="float">
            <text:p>39.854398</text:p>
          </table:table-cell>
          <table:table-cell table:formula="of:=[.C19]+([.$E$4]*[.D19])+[.$E$6]+[.$C$4]" office:value-type="float" office:value="8.79104536793971" calcext:value-type="float">
            <text:p>8.79104536793971</text:p>
          </table:table-cell>
          <table:table-cell table:formula="of:=[.C19]+([.$E$4]*[.D19])+[.$F$6]+[.$C$4]" office:value-type="float" office:value="-0.745601999999951" calcext:value-type="float">
            <text:p>-0.7456019999999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6" calcext:value-type="float">
            <text:p>-36</text:p>
          </table:table-cell>
          <table:table-cell table:formula="of:=[.$D$8]+[.B20]" office:value-type="float" office:value="24.054398" calcext:value-type="float">
            <text:p>24.054398</text:p>
          </table:table-cell>
          <table:table-cell office:value-type="float" office:value="1" calcext:value-type="float">
            <text:p>1</text:p>
          </table:table-cell>
          <table:table-cell table:formula="of:=[.C20]+([.D20]*[.$D$4])+[.E$6]+[.$B$4]" office:value-type="float" office:value="43.3910453679397" calcext:value-type="float">
            <text:p>43.3910453679397</text:p>
          </table:table-cell>
          <table:table-cell table:formula="of:=[.C20]+([.D20]*[.$D$4])+[.F$6]+[.$B$4]" office:value-type="float" office:value="33.854398" calcext:value-type="float">
            <text:p>33.854398</text:p>
          </table:table-cell>
          <table:table-cell table:formula="of:=[.C20]+([.$E$4]*[.D20])+[.$E$6]+[.$C$4]" office:value-type="float" office:value="2.79104536793971" calcext:value-type="float">
            <text:p>2.79104536793971</text:p>
          </table:table-cell>
          <table:table-cell table:formula="of:=[.C20]+([.$E$4]*[.D20])+[.$F$6]+[.$C$4]" office:value-type="float" office:value="-6.74560199999995" calcext:value-type="float">
            <text:p>-6.745601999999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2" calcext:value-type="float">
            <text:p>-42</text:p>
          </table:table-cell>
          <table:table-cell table:formula="of:=[.$D$8]+[.B21]" office:value-type="float" office:value="18.0543980000001" calcext:value-type="float">
            <text:p>18.0543980000001</text:p>
          </table:table-cell>
          <table:table-cell office:value-type="float" office:value="1" calcext:value-type="float">
            <text:p>1</text:p>
          </table:table-cell>
          <table:table-cell table:formula="of:=[.C21]+([.D21]*[.$D$4])+[.E$6]+[.$B$4]" office:value-type="float" office:value="37.3910453679397" calcext:value-type="float">
            <text:p>37.3910453679397</text:p>
          </table:table-cell>
          <table:table-cell table:formula="of:=[.C21]+([.D21]*[.$D$4])+[.F$6]+[.$B$4]" office:value-type="float" office:value="27.8543980000001" calcext:value-type="float">
            <text:p>27.8543980000001</text:p>
          </table:table-cell>
          <table:table-cell table:formula="of:=[.C21]+([.$E$4]*[.D21])+[.$E$6]+[.$C$4]" office:value-type="float" office:value="-3.20895463206029" calcext:value-type="float">
            <text:p>-3.20895463206029</text:p>
          </table:table-cell>
          <table:table-cell table:formula="of:=[.C21]+([.$E$4]*[.D21])+[.$F$6]+[.$C$4]" office:value-type="float" office:value="-12.745602" calcext:value-type="float">
            <text:p>-12.745602</text:p>
          </table:table-cell>
        </table:table-row>
        <table:table-row table:style-name="ro1" table:number-rows-repeated="9">
          <table:table-cell table:number-columns-repeated="8"/>
        </table:table-row>
        <table:table-row table:style-name="ro1">
          <table:table-cell/>
          <table:table-cell office:value-type="float" office:value="2.23" calcext:value-type="float">
            <text:p>2.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office:value-type="float" office:value="2.8" calcext:value-type="float">
            <text:p>2.8</text:p>
          </table:table-cell>
          <table:table-cell table:formula="of:=[.C32]-[.B32]" office:value-type="float" office:value="1.2" calcext:value-type="float">
            <text:p>1.2</text:p>
          </table:table-cell>
          <table:table-cell table:formula="of:=([.B31]-[.B32])/[.D32]" office:value-type="float" office:value="0.525" calcext:value-type="float">
            <text:p>0.5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5.693" calcext:value-type="float">
            <text:p>295.693</text:p>
          </table:table-cell>
          <table:table-cell office:value-type="float" office:value="223.523" calcext:value-type="float">
            <text:p>223.523</text:p>
          </table:table-cell>
          <table:table-cell table:formula="of:=[.B33]-[.C33]" office:value-type="float" office:value="72.17" calcext:value-type="float">
            <text:p>72.17</text:p>
          </table:table-cell>
          <table:table-cell table:formula="of:=[.B33]-[.E32]*[.D33]" office:value-type="float" office:value="257.80375" calcext:value-type="float">
            <text:p>257.8037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5T16:55:29.229000000</meta:creation-date>
    <dc:date>2021-10-05T19:57:14.630000000</dc:date>
    <meta:editing-duration>PT48M52S</meta:editing-duration>
    <meta:editing-cycles>1</meta:editing-cycles>
    <meta:document-statistic meta:table-count="1" meta:cell-count="146" meta:object-count="0"/>
    <meta:generator>LibreOffice/6.2.4.2$Windows_X86_64 LibreOffice_project/2412653d852ce75f65fbfa83fb7e7b669a126d64</meta:generator>
  </office:meta>
</office:document-meta>
</file>